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CLRendererContext.isClippingDis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CLRendererContext.isColorCanva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CLRendererContext.wrapRendererContext( Render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CLRendererContext.paintAsBit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CLRendererContext.isSourceTransparenc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CLRendererContext.PCLRendererContext( Render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